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2bf721f" officeooo:paragraph-rsid="02bf721f" style:font-size-asian="8pt" style:font-size-complex="8pt"/>
    </style:style>
    <style:style style:name="P2" style:family="paragraph" style:parent-style-name="Standard">
      <style:text-properties fo:font-size="8pt" officeooo:rsid="02bf721f" officeooo:paragraph-rsid="02c20af2" style:font-size-asian="8pt" style:font-size-complex="8pt"/>
    </style:style>
    <style:style style:name="P3" style:family="paragraph" style:parent-style-name="Standard">
      <style:text-properties fo:font-size="8pt" officeooo:rsid="02bf721f" officeooo:paragraph-rsid="02c81a6e" style:font-size-asian="8pt" style:font-size-complex="8pt"/>
    </style:style>
    <style:style style:name="P4" style:family="paragraph" style:parent-style-name="Standard">
      <style:text-properties fo:font-size="8pt" officeooo:rsid="02bf721f" officeooo:paragraph-rsid="02c895b9" style:font-size-asian="8pt" style:font-size-complex="8pt"/>
    </style:style>
    <style:style style:name="P5" style:family="paragraph" style:parent-style-name="Standard">
      <style:text-properties fo:font-size="8pt" officeooo:rsid="02bf721f" officeooo:paragraph-rsid="02c95226" style:font-size-asian="8pt" style:font-size-complex="8pt"/>
    </style:style>
    <style:style style:name="P6" style:family="paragraph" style:parent-style-name="Standard">
      <style:text-properties fo:font-size="8pt" officeooo:rsid="02bf721f" officeooo:paragraph-rsid="02ca5553" style:font-size-asian="8pt" style:font-size-complex="8pt"/>
    </style:style>
    <style:style style:name="P7" style:family="paragraph" style:parent-style-name="Standard">
      <style:text-properties fo:font-size="8pt" officeooo:rsid="02bf721f" officeooo:paragraph-rsid="02ca769c" style:font-size-asian="8pt" style:font-size-complex="8pt"/>
    </style:style>
    <style:style style:name="P8" style:family="paragraph" style:parent-style-name="Standard">
      <style:text-properties fo:font-size="8pt" officeooo:rsid="02bf721f" officeooo:paragraph-rsid="02ced308" style:font-size-asian="8pt" style:font-size-complex="8pt"/>
    </style:style>
    <style:style style:name="P9" style:family="paragraph" style:parent-style-name="Standard">
      <style:text-properties fo:font-size="8pt" officeooo:rsid="02bf721f" officeooo:paragraph-rsid="02cf3553" style:font-size-asian="8pt" style:font-size-complex="8pt"/>
    </style:style>
    <style:style style:name="P10" style:family="paragraph" style:parent-style-name="Standard">
      <style:text-properties fo:font-size="8pt" officeooo:rsid="02bf721f" officeooo:paragraph-rsid="02d0e9d5" style:font-size-asian="8pt" style:font-size-complex="8pt"/>
    </style:style>
    <style:style style:name="P11" style:family="paragraph" style:parent-style-name="Standard">
      <style:text-properties fo:font-size="8pt" officeooo:rsid="02bf721f" officeooo:paragraph-rsid="02d281ef" style:font-size-asian="8pt" style:font-size-complex="8pt"/>
    </style:style>
    <style:style style:name="P12" style:family="paragraph" style:parent-style-name="Standard">
      <style:text-properties fo:font-size="8pt" officeooo:rsid="02bf721f" officeooo:paragraph-rsid="02d593a8" style:font-size-asian="8pt" style:font-size-complex="8pt"/>
    </style:style>
    <style:style style:name="P13" style:family="paragraph" style:parent-style-name="Standard">
      <style:text-properties fo:font-size="8pt" officeooo:rsid="02bf721f" officeooo:paragraph-rsid="02d96746" style:font-size-asian="8pt" style:font-size-complex="8pt"/>
    </style:style>
    <style:style style:name="P14" style:family="paragraph" style:parent-style-name="Standard">
      <style:text-properties fo:font-size="8pt" officeooo:rsid="02bf721f" officeooo:paragraph-rsid="02dc5f54" style:font-size-asian="8pt" style:font-size-complex="8pt"/>
    </style:style>
    <style:style style:name="P15" style:family="paragraph" style:parent-style-name="Standard">
      <style:text-properties fo:font-size="8pt" officeooo:rsid="02bf721f" officeooo:paragraph-rsid="02e38245" style:font-size-asian="8pt" style:font-size-complex="8pt"/>
    </style:style>
    <style:style style:name="P16" style:family="paragraph" style:parent-style-name="Standard">
      <style:text-properties fo:font-size="8pt" officeooo:rsid="02bf721f" officeooo:paragraph-rsid="02e4ecfe" style:font-size-asian="8pt" style:font-size-complex="8pt"/>
    </style:style>
    <style:style style:name="P17" style:family="paragraph" style:parent-style-name="Standard">
      <style:text-properties fo:font-size="8pt" officeooo:rsid="02dded49" officeooo:paragraph-rsid="02e38245" style:font-size-asian="8pt" style:font-size-complex="8pt"/>
    </style:style>
    <style:style style:name="T1" style:family="text">
      <style:text-properties officeooo:rsid="02c20af2"/>
    </style:style>
    <style:style style:name="T2" style:family="text">
      <style:text-properties officeooo:rsid="02c67728"/>
    </style:style>
    <style:style style:name="T3" style:family="text">
      <style:text-properties officeooo:rsid="02c95226"/>
    </style:style>
    <style:style style:name="T4" style:family="text">
      <style:text-properties officeooo:rsid="02ca769c"/>
    </style:style>
    <style:style style:name="T5" style:family="text">
      <style:text-properties officeooo:rsid="02cb9f3c"/>
    </style:style>
    <style:style style:name="T6" style:family="text">
      <style:text-properties officeooo:rsid="02cc153b"/>
    </style:style>
    <style:style style:name="T7" style:family="text">
      <style:text-properties officeooo:rsid="02cd119c"/>
    </style:style>
    <style:style style:name="T8" style:family="text">
      <style:text-properties officeooo:rsid="02ced308"/>
    </style:style>
    <style:style style:name="T9" style:family="text">
      <style:text-properties officeooo:rsid="02cf3553"/>
    </style:style>
    <style:style style:name="T10" style:family="text">
      <style:text-properties officeooo:rsid="02d0e9d5"/>
    </style:style>
    <style:style style:name="T11" style:family="text">
      <style:text-properties officeooo:rsid="02d43649"/>
    </style:style>
    <style:style style:name="T12" style:family="text">
      <style:text-properties officeooo:rsid="02d593a8"/>
    </style:style>
    <style:style style:name="T13" style:family="text">
      <style:text-properties officeooo:rsid="02d652cc"/>
    </style:style>
    <style:style style:name="T14" style:family="text">
      <style:text-properties officeooo:rsid="02d96746"/>
    </style:style>
    <style:style style:name="T15" style:family="text">
      <style:text-properties officeooo:rsid="02dac5a0"/>
    </style:style>
    <style:style style:name="T16" style:family="text">
      <style:text-properties officeooo:rsid="02dc5f54"/>
    </style:style>
    <style:style style:name="T17" style:family="text">
      <style:text-properties officeooo:rsid="02dd18d1"/>
    </style:style>
    <style:style style:name="T18" style:family="text">
      <style:text-properties officeooo:rsid="02deb974"/>
    </style:style>
    <style:style style:name="T19" style:family="text">
      <style:text-properties officeooo:rsid="02bf721f"/>
    </style:style>
    <style:style style:name="T20" style:family="text">
      <style:text-properties fo:font-size="9pt" officeooo:rsid="000da431" style:font-size-asian="9pt" style:font-size-complex="9pt"/>
    </style:style>
    <style:style style:name="T21" style:family="text">
      <style:text-properties fo:font-size="9pt" officeooo:rsid="009e91eb" style:font-size-asian="9pt" style:font-size-complex="9pt"/>
    </style:style>
    <style:style style:name="T22" style:family="text">
      <style:text-properties fo:font-size="9pt" officeooo:rsid="01ab0767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6">模块名:<text:span text:style-name="T21">租车协议</text:span><text:bookmark-start text:name="__DdeLink__4265_3153299041"/><text:span text:style-name="T21">管理</text:span><text:bookmark-end text:name="__DdeLink__4265_3153299041"/><text:span text:style-name="T20">（</text:span><text:span text:style-name="T22">rentcar</text:span><text:span text:style-name="T20">）</text:span><text:tab/><text:tab/><text:tab/></text:p>
      <text:p text:style-name="P9"><text:tab/>导航下拉名_1: 司机招聘信息<text:tab/><text:tab/></text:p>
      <text:p text:style-name="P1"><text:tab/><text:tab/>导航名_1:司机招聘信息<text:tab/><text:tab/></text:p>
      <text:p text:style-name="P1"><text:tab/><text:tab/><text:tab/>功能名字_1:列表 <text:s/>功能类型:网格 (网格)</text:p>
      <text:p text:style-name="P2"><text:tab/><text:tab/><text:tab/><text:tab/>隐藏字段_<text:span text:style-name="T1">1</text:span>:id</text:p>
      <text:p text:style-name="P1"><text:tab/><text:tab/><text:tab/><text:tab/>字段名称_<text:span text:style-name="T1">2</text:span>:审核结果</text:p>
      <text:p text:style-name="P1"><text:tab/><text:tab/><text:tab/><text:tab/>字段名称_<text:span text:style-name="T1">3</text:span>:审核意见</text:p>
      <text:p text:style-name="P1"><text:tab/><text:tab/><text:tab/><text:tab/>字段名称_<text:span text:style-name="T1">4</text:span>:地区</text:p>
      <text:p text:style-name="P1"><text:tab/><text:tab/><text:tab/><text:tab/>字段名称_<text:span text:style-name="T1">5</text:span>:司机名称</text:p>
      <text:p text:style-name="P1"><text:tab/><text:tab/><text:tab/><text:tab/>字段名称_<text:span text:style-name="T1">6</text:span>:联系电话</text:p>
      <text:p text:style-name="P1"><text:tab/><text:tab/><text:tab/><text:tab/>字段名称_7:是否联系</text:p>
      <text:p text:style-name="P1"><text:tab/><text:tab/><text:tab/><text:tab/>字段名称_8:是否可备用</text:p>
      <text:p text:style-name="P1"><text:tab/><text:tab/><text:tab/><text:tab/>字段名称_9:身份证号码</text:p>
      <text:p text:style-name="P1"><text:tab/><text:tab/><text:tab/><text:tab/>字段名称_10:地址</text:p>
      <text:p text:style-name="P1"><text:tab/><text:tab/><text:tab/><text:tab/>字段名称_11:车辆型号</text:p>
      <text:p text:style-name="P1"><text:tab/><text:tab/><text:tab/><text:tab/>字段名称_12:车牌号码</text:p>
      <text:p text:style-name="P1"><text:tab/><text:tab/><text:tab/><text:tab/>字段名称_13:发动机号</text:p>
      <text:p text:style-name="P1"><text:tab/><text:tab/><text:tab/><text:tab/>字段名称_14:汽车购买时间</text:p>
      <text:p text:style-name="P1"><text:tab/><text:tab/><text:tab/><text:tab/>字段名称_15:汽车购买时长</text:p>
      <text:p text:style-name="P1"><text:tab/><text:tab/><text:tab/><text:tab/>字段名称_16:汽车排量</text:p>
      <text:p text:style-name="P1"><text:tab/><text:tab/><text:tab/><text:tab/>字段名称_17:本车耗油</text:p>
      <text:p text:style-name="P1"><text:tab/><text:tab/><text:tab/><text:tab/>字段名称_18:是否提供行驶证照片</text:p>
      <text:p text:style-name="P1"><text:tab/><text:tab/><text:tab/><text:tab/>字段名称_19:行驶证所有者</text:p>
      <text:p text:style-name="P1"><text:tab/><text:tab/><text:tab/><text:tab/>字段名称_<text:span text:style-name="T1">20</text:span>:是否提供驾驶证照片 </text:p>
      <text:p text:style-name="P1"><text:tab/><text:tab/><text:tab/><text:tab/>字段名称_2<text:span text:style-name="T1">1</text:span>:驾驶证所有者 </text:p>
      <text:p text:style-name="P1"><text:tab/><text:tab/><text:tab/><text:tab/>字段名称_2<text:span text:style-name="T1">2</text:span>:是否提供本车辆保险 </text:p>
      <text:p text:style-name="P1"><text:tab/><text:tab/><text:tab/><text:tab/>字段名称_2<text:span text:style-name="T1">3</text:span>:备注 </text:p>
      <text:p text:style-name="P1"><text:tab/><text:tab/><text:tab/><text:tab/>隐藏字段_32:记录类型</text:p>
      <text:p text:style-name="P1"><text:tab/><text:tab/><text:tab/>功能名称_2:添加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3"><text:tab/><text:tab/><text:tab/><text:tab/>字段名称_<text:span text:style-name="T2">1</text:span>:地区<text:tab/><text:tab/><text:tab/>标签类型:文本框 必填 <text:s/></text:p>
      <text:p text:style-name="P5"><text:tab/><text:tab/><text:tab/><text:tab/>字段名称_<text:span text:style-name="T2">2</text:span>:司机名称<text:tab/><text:tab/>标签类型: 文本框 必填 <text:s/></text:p>
      <text:p text:style-name="P5"><text:tab/><text:tab/><text:tab/><text:tab/>字段名称_<text:span text:style-name="T2">3</text:span>:联系电话<text:tab/><text:tab/>标签类型: 文本框 必填 <text:s/></text:p>
      <text:p text:style-name="P3"><text:tab/><text:tab/><text:tab/><text:tab/>字段名称_<text:span text:style-name="T2">4</text:span>:是否联系<text:tab/><text:tab/>标签类型:单选下拉框 <text:span text:style-name="T3">(是/否)</text:span> 必填 <text:s/></text:p>
      <text:p text:style-name="P3"><text:tab/><text:tab/><text:tab/><text:tab/>字段名称_<text:span text:style-name="T2">5</text:span>:是否可备用<text:tab/><text:tab/>标签类型:单选下拉框 <text:span text:style-name="T3">(是/否)</text:span> 必填 <text:s/></text:p>
      <text:p text:style-name="P5"><text:tab/><text:tab/><text:tab/><text:tab/>字段名称_<text:span text:style-name="T2">6</text:span>:身份证号码<text:tab/><text:tab/>标签类型:单选下拉框 <text:s/>文本框 必填 <text:s/></text:p>
      <text:p text:style-name="P5"><text:tab/><text:tab/><text:tab/><text:tab/>字段名称_<text:span text:style-name="T2">7</text:span>:地址<text:tab/><text:tab/><text:tab/>标签类型:单选下拉框 <text:s/>文本框 <text:s/>必填 <text:s/></text:p>
      <text:p text:style-name="P5"><text:tab/><text:tab/><text:tab/><text:tab/>字段名称_<text:span text:style-name="T2">8</text:span>:车辆型号<text:tab/><text:tab/>标签类型:单选下拉框 文本框 必填 <text:s/></text:p>
      <text:p text:style-name="P5"><text:tab/><text:tab/><text:tab/><text:tab/>字段名称_<text:span text:style-name="T2">9</text:span>:车牌号码<text:tab/><text:tab/>标签类型:单选下拉框 <text:s/>文本框 必填 <text:s/></text:p>
      <text:p text:style-name="P5"><text:tab/><text:tab/><text:tab/><text:tab/>字段名称_<text:span text:style-name="T2">10</text:span>:发动机号<text:tab/><text:tab/>标签类型:单选下拉框 <text:s/>文本框 <text:s/>必填 <text:s/></text:p>
      <text:p text:style-name="P5"><text:tab/><text:tab/><text:tab/><text:tab/>字段名称_1<text:span text:style-name="T2">1</text:span>:汽车购买时间<text:tab/><text:tab/>标签类型:日期框 <text:s/>必填 <text:s/></text:p>
      <text:p text:style-name="P3"><text:tab/><text:tab/><text:tab/><text:tab/>字段名称_1<text:span text:style-name="T2">2</text:span>:汽车购买时长<text:tab/><text:tab/>标签类型:数字框 保留两位小数 必填 <text:s/></text:p>
      <text:p text:style-name="P5"><text:tab/><text:tab/><text:tab/><text:tab/>字段名称_1<text:span text:style-name="T2">3</text:span>:汽车排量<text:tab/><text:tab/>标签类型:数字框 保留两位小数 必填 <text:s/></text:p>
      <text:p text:style-name="P5"><text:tab/><text:tab/><text:tab/><text:tab/>字段名称_1<text:span text:style-name="T2">4</text:span>:本车耗油<text:tab/><text:tab/>标签类型:数字框 保留两位小数 必填 <text:s/></text:p>
      <text:p text:style-name="P5"><text:tab/><text:tab/><text:tab/><text:tab/>字段名称_1<text:span text:style-name="T2">5</text:span>:是否提供行驶证照片<text:tab/>标签类型:单选下拉框 <text:s/><text:span text:style-name="T3">(是/否)</text:span> <text:s/>必填 <text:s/></text:p>
      <text:p text:style-name="P6"><text:tab/><text:tab/><text:tab/><text:tab/>字段名称_1<text:span text:style-name="T2">6</text:span>:行驶证所有者<text:tab/><text:tab/>标签类型:文本框 必填 <text:s/></text:p>
      <text:p text:style-name="P5"><text:tab/><text:tab/><text:tab/><text:tab/>字段名称_<text:span text:style-name="T2">17</text:span>:是否提供驾驶证照片<text:tab/>标签类型:单选下拉框 <text:span text:style-name="T3">(是/否)</text:span> <text:s/>必填 <text:s text:c="2"/></text:p>
      <text:p text:style-name="P6"><text:tab/><text:tab/><text:tab/><text:tab/>字段名称_<text:span text:style-name="T2">18</text:span>:驾驶证所有者 <text:tab/><text:tab/>标签类型: 文本框 必填 <text:s/></text:p>
      <text:p text:style-name="P3"><text:tab/><text:tab/><text:tab/><text:tab/>字段名称_<text:span text:style-name="T2">19</text:span>:是否提供本车辆保险 <text:tab/>标签类型:单选下拉框 ）<text:span text:style-name="T3">(是/否)</text:span> 必填 <text:s/></text:p>
      <text:p text:style-name="P4"><text:tab/><text:tab/><text:tab/><text:tab/>字段名称_<text:span text:style-name="T2">20</text:span>:备注 <text:tab/><text:tab/><text:tab/>标签类型:文本框 非必填 <text:s/></text:p>
      <text:p text:style-name="P1"><text:tab/><text:tab/><text:tab/><text:tab/>按钮_2<text:span text:style-name="T2">1</text:span>:提交</text:p>
      <text:p text:style-name="P1"><text:soft-page-break/><text:tab/><text:tab/><text:tab/>功能名称_3:编辑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隐藏字段_1:id</text:p>
      <text:p text:style-name="P7"><text:tab/><text:tab/><text:tab/><text:tab/>字段名称_<text:span text:style-name="T4">2</text:span>:地区<text:tab/><text:tab/><text:tab/>标签类型:文本框 必填 <text:s/></text:p>
      <text:p text:style-name="P7"><text:tab/><text:tab/><text:tab/><text:tab/>字段名称_<text:span text:style-name="T4">3</text:span>:司机名称<text:tab/><text:tab/>标签类型: 文本框 必填 <text:s/></text:p>
      <text:p text:style-name="P7"><text:tab/><text:tab/><text:tab/><text:tab/>字段名称_<text:span text:style-name="T4">4</text:span>:联系电话<text:tab/><text:tab/>标签类型: 文本框 必填 <text:s/></text:p>
      <text:p text:style-name="P7"><text:tab/><text:tab/><text:tab/><text:tab/>字段名称_<text:span text:style-name="T4">5</text:span>:是否联系<text:tab/><text:tab/>标签类型:单选下拉框 <text:span text:style-name="T3">(是/否)</text:span> 必填 <text:s/></text:p>
      <text:p text:style-name="P7"><text:tab/><text:tab/><text:tab/><text:tab/>字段名称_<text:span text:style-name="T4">6</text:span>:是否可备用<text:tab/><text:tab/>标签类型:单选下拉框 <text:span text:style-name="T3">(是/否)</text:span> 必填 <text:s/></text:p>
      <text:p text:style-name="P7"><text:tab/><text:tab/><text:tab/><text:tab/>字段名称_<text:span text:style-name="T4">7</text:span>:身份证号码<text:tab/><text:tab/>标签类型:单选下拉框 <text:s/>文本框 必填 <text:s/></text:p>
      <text:p text:style-name="P7"><text:tab/><text:tab/><text:tab/><text:tab/>字段名称_<text:span text:style-name="T4">8</text:span>:地址<text:tab/><text:tab/><text:tab/>标签类型:单选下拉框 <text:s/>文本框 <text:s/>必填 <text:s/></text:p>
      <text:p text:style-name="P7"><text:tab/><text:tab/><text:tab/><text:tab/>字段名称_<text:span text:style-name="T4">9</text:span>:车辆型号<text:tab/><text:tab/>标签类型:单选下拉框 文本框 必填 <text:s/></text:p>
      <text:p text:style-name="P7"><text:tab/><text:tab/><text:tab/><text:tab/>字段名称_<text:span text:style-name="T4">10</text:span>:车牌号码<text:tab/><text:tab/>标签类型:单选下拉框 <text:s/>文本框 必填 <text:s/></text:p>
      <text:p text:style-name="P7"><text:tab/><text:tab/><text:tab/><text:tab/>字段名称_<text:span text:style-name="T2">11</text:span>:发动机号<text:tab/><text:tab/>标签类型:单选下拉框 <text:s/>文本框 <text:s/>必填 <text:s/></text:p>
      <text:p text:style-name="P7"><text:tab/><text:tab/><text:tab/><text:tab/>字段名称_1<text:span text:style-name="T4">2</text:span>:汽车购买时间<text:tab/><text:tab/>标签类型:日期框 <text:s/>必填 <text:s/></text:p>
      <text:p text:style-name="P7"><text:tab/><text:tab/><text:tab/><text:tab/>字段名称_1<text:span text:style-name="T4">3</text:span>:汽车购买时长<text:tab/><text:tab/>标签类型:数字框 保留两位小数 必填 <text:s/></text:p>
      <text:p text:style-name="P7"><text:tab/><text:tab/><text:tab/><text:tab/>字段名称_1<text:span text:style-name="T4">4</text:span>:汽车排量<text:tab/><text:tab/>标签类型:数字框 保留两位小数 必填 <text:s/></text:p>
      <text:p text:style-name="P7"><text:tab/><text:tab/><text:tab/><text:tab/>字段名称_1<text:span text:style-name="T4">5</text:span>:本车耗油<text:tab/><text:tab/>标签类型:数字框 保留两位小数 必填 <text:s/></text:p>
      <text:p text:style-name="P7"><text:tab/><text:tab/><text:tab/><text:tab/>字段名称_1<text:span text:style-name="T4">6</text:span>:是否提供行驶证照片<text:tab/>标签类型:单选下拉框 <text:s/><text:span text:style-name="T3">(是/否)</text:span> <text:s/>必填 <text:s/></text:p>
      <text:p text:style-name="P7"><text:tab/><text:tab/><text:tab/><text:tab/>字段名称_1<text:span text:style-name="T4">7</text:span>:行驶证所有者<text:tab/><text:tab/>标签类型:文本框 必填 <text:s/></text:p>
      <text:p text:style-name="P7"><text:tab/><text:tab/><text:tab/><text:tab/>字段名称_<text:span text:style-name="T2">18</text:span>:是否提供驾驶证照片<text:tab/>标签类型:单选下拉框 <text:span text:style-name="T3">(是/否)</text:span> <text:s/>必填 <text:s text:c="2"/></text:p>
      <text:p text:style-name="P7"><text:tab/><text:tab/><text:tab/><text:tab/>字段名称_<text:span text:style-name="T2">19</text:span>:驾驶证所有者 <text:tab/><text:tab/>标签类型: 文本框 必填 <text:s/></text:p>
      <text:p text:style-name="P7"><text:tab/><text:tab/><text:tab/><text:tab/>字段名称_<text:span text:style-name="T4">20</text:span>:是否提供本车辆保险 <text:tab/>标签类型:单选下拉框 ）<text:span text:style-name="T3">(是/否)</text:span> 必填 <text:s/></text:p>
      <text:p text:style-name="P7"><text:tab/><text:tab/><text:tab/><text:tab/>字段名称_<text:span text:style-name="T2">21</text:span>:备注 <text:tab/><text:tab/><text:tab/>标签类型:文本框 非必填 <text:s/></text:p>
      <text:p text:style-name="P7"><text:tab/><text:tab/><text:tab/><text:tab/>按钮_2<text:span text:style-name="T5">2</text:span>:提交</text:p>
      <text:p text:style-name="P1"><text:tab/><text:tab/><text:tab/>功能名称_4:删除</text:p>
      <text:p text:style-name="P1"><text:tab/><text:tab/><text:tab/><text:tab/>提示:确定要删除这条数据么！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<text:span text:style-name="T6">5</text:span>:审核 功能类型:编辑</text:p>
      <text:p text:style-name="P1"><text:tab/><text:tab/><text:tab/><text:tab/>字段名称_<text:span text:style-name="T7">1</text:span>:审核意见 标签类型:文本框 必填</text:p>
      <text:p text:style-name="P8"><text:tab/><text:tab/><text:tab/><text:tab/>字段名称_<text:span text:style-name="T8">2</text:span>:审核结果 标签类型:单选下拉框 （是/否） 非必填</text:p>
      <text:p text:style-name="P1"><text:tab/><text:tab/><text:tab/><text:tab/>按钮_3:确认</text:p>
      <text:p text:style-name="P1"><text:tab/><text:tab/><text:tab/><text:tab/>按钮_4:取消</text:p>
      <text:p text:style-name="P9">导航下拉名_<text:span text:style-name="T9">2</text:span>:租车协议管理<text:tab/><text:tab/></text:p>
      <text:p text:style-name="P9"><text:tab/><text:tab/>导航名_1:租车协议管理<text:tab/></text:p>
      <text:p text:style-name="P9"><text:tab/><text:tab/><text:tab/>功能名字_1:列表 <text:s/>功能类型:网格 (网格)</text:p>
      <text:p text:style-name="P9"><text:tab/><text:tab/><text:tab/><text:tab/>隐藏字段_<text:span text:style-name="T1">1</text:span>:id</text:p>
      <text:p text:style-name="P9"><text:tab/><text:tab/><text:tab/><text:tab/>字段名称_<text:span text:style-name="T1">2</text:span>:审核结果</text:p>
      <text:p text:style-name="P9"><text:tab/><text:tab/><text:tab/><text:tab/>字段名称_<text:span text:style-name="T1">3</text:span>:审核意见</text:p>
      <text:p text:style-name="P9"><text:tab/><text:tab/><text:tab/><text:tab/>字段名称_<text:span text:style-name="T1">4</text:span>:地区</text:p>
      <text:p text:style-name="P10"><text:tab/><text:tab/><text:tab/><text:tab/>字段名称_<text:span text:style-name="T10">5</text:span>:结算方式</text:p>
      <text:p text:style-name="P9"><text:tab/><text:tab/><text:tab/><text:tab/>字段名称_<text:span text:style-name="T10">6</text:span>:司机名称</text:p>
      <text:p text:style-name="P9"><text:tab/><text:tab/><text:tab/><text:tab/>字段名称_<text:span text:style-name="T10">7</text:span>:联系电话</text:p>
      <text:p text:style-name="P9"><text:tab/><text:tab/><text:tab/><text:tab/>字段名称_<text:span text:style-name="T10">10</text:span>:身份证号码</text:p>
      <text:p text:style-name="P9"><text:tab/><text:tab/><text:tab/><text:tab/>字段名称_1<text:span text:style-name="T10">1</text:span>:地址</text:p>
      <text:p text:style-name="P9"><text:tab/><text:tab/><text:tab/><text:tab/>字段名称_1<text:span text:style-name="T10">2</text:span>:车辆型号</text:p>
      <text:p text:style-name="P9"><text:tab/><text:tab/><text:tab/><text:tab/>字段名称_1<text:span text:style-name="T10">3</text:span>:车牌号码</text:p>
      <text:p text:style-name="P9"><text:tab/><text:tab/><text:tab/><text:tab/>字段名称_1<text:span text:style-name="T10">4</text:span>:发动机号</text:p>
      <text:p text:style-name="P9"><text:tab/><text:tab/><text:tab/><text:tab/>字段名称_1<text:span text:style-name="T10">5</text:span>:汽车购买时间</text:p>
      <text:p text:style-name="P9"><text:tab/><text:tab/><text:tab/><text:tab/>字段名称_1<text:span text:style-name="T10">6</text:span>:汽车购买时长</text:p>
      <text:p text:style-name="P9"><text:tab/><text:tab/><text:tab/><text:tab/>字段名称_1<text:span text:style-name="T10">7</text:span>:汽车排量</text:p>
      <text:p text:style-name="P9"><text:tab/><text:tab/><text:tab/><text:tab/>字段名称_1<text:span text:style-name="T10">8</text:span>:本车耗油</text:p>
      <text:p text:style-name="P10"><text:tab/><text:tab/><text:tab/><text:tab/>字段名称_1<text:span text:style-name="T10">9</text:span>:是否签订租车协议</text:p>
      <text:p text:style-name="P10"><text:soft-page-break/><text:tab/><text:tab/><text:tab/><text:tab/>字段名称_<text:span text:style-name="T10">20</text:span>:是否提供协议附件</text:p>
      <text:p text:style-name="P10"><text:tab/><text:tab/><text:tab/><text:tab/>字段名称_<text:span text:style-name="T10">21</text:span>:签订日期</text:p>
      <text:p text:style-name="P10"><text:tab/><text:tab/><text:tab/><text:tab/>字段名称_<text:span text:style-name="T10">22</text:span>:合同开始日期</text:p>
      <text:p text:style-name="P10"><text:tab/><text:tab/><text:tab/><text:tab/>字段名称_<text:span text:style-name="T10">23</text:span>:合同结束日期</text:p>
      <text:p text:style-name="P9"><text:tab/><text:tab/><text:tab/><text:tab/>字段名称_<text:span text:style-name="T10">24</text:span>:是否提供行驶证照片</text:p>
      <text:p text:style-name="P9"><text:tab/><text:tab/><text:tab/><text:tab/>字段名称_<text:span text:style-name="T10">25</text:span>:行驶证所有者</text:p>
      <text:p text:style-name="P9"><text:tab/><text:tab/><text:tab/><text:tab/>字段名称_<text:span text:style-name="T10">26</text:span>:是否提供驾驶证照片 </text:p>
      <text:p text:style-name="P9"><text:tab/><text:tab/><text:tab/><text:tab/>字段名称_<text:span text:style-name="T10">27</text:span>:驾驶证所有者 </text:p>
      <text:p text:style-name="P9"><text:tab/><text:tab/><text:tab/><text:tab/>字段名称_<text:span text:style-name="T10">28</text:span>:是否提供本车辆保险 </text:p>
      <text:p text:style-name="P10"><text:tab/><text:tab/><text:tab/><text:tab/>字段名称_<text:span text:style-name="T10">29</text:span>:开户人</text:p>
      <text:p text:style-name="P10"><text:tab/><text:tab/><text:tab/><text:tab/>字段名称_<text:span text:style-name="T10">30</text:span>:开户账号</text:p>
      <text:p text:style-name="P10"><text:tab/><text:tab/><text:tab/><text:tab/>字段名称_<text:span text:style-name="T10">31</text:span>:开户行</text:p>
      <text:p text:style-name="P10"><text:tab/><text:tab/><text:tab/><text:tab/>字段名称_<text:span text:style-name="T10">32</text:span>:是否解约</text:p>
      <text:p text:style-name="P9"><text:tab/><text:tab/><text:tab/><text:tab/>字段名称_<text:span text:style-name="T10">33</text:span>:备注 </text:p>
      <text:p text:style-name="P9"><text:tab/><text:tab/><text:tab/>功能名称_2:添加 功能类型:编辑 (编辑)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11"><text:tab/><text:tab/><text:tab/><text:tab/>字段名称_<text:span text:style-name="T12">1</text:span>:地区<text:tab/><text:tab/><text:tab/>标签类型:文本框 必填 <text:s/></text:p>
      <text:p text:style-name="P11"><text:tab/><text:tab/><text:tab/><text:tab/>字段名称_<text:span text:style-name="T12">2</text:span>:结算方式<text:tab/><text:tab/>标签类型:文本框 必填 <text:s/></text:p>
      <text:p text:style-name="P11"><text:tab/><text:tab/><text:tab/><text:tab/>字段名称_<text:span text:style-name="T12">3</text:span>:司机名称<text:tab/><text:tab/>标签类型:文本框 必填 <text:s/></text:p>
      <text:p text:style-name="P11"><text:tab/><text:tab/><text:tab/><text:tab/>字段名称_<text:span text:style-name="T12">4</text:span>:联系电话<text:tab/><text:tab/>标签类型:文本框 必填 <text:s/></text:p>
      <text:p text:style-name="P11"><text:tab/><text:tab/><text:tab/><text:tab/>字段名称_<text:span text:style-name="T12">5</text:span>:身份证号码<text:tab/><text:tab/>标签类型:文本框 必填 <text:s/></text:p>
      <text:p text:style-name="P11"><text:tab/><text:tab/><text:tab/><text:tab/>字段名称_<text:span text:style-name="T12">6</text:span>:地址<text:tab/><text:tab/><text:tab/>标签类型:文本框 必填 <text:s/></text:p>
      <text:p text:style-name="P11"><text:tab/><text:tab/><text:tab/><text:tab/>字段名称_<text:span text:style-name="T12">7</text:span>:车辆型号<text:tab/><text:tab/>标签类型:文本框 必填 <text:s/></text:p>
      <text:p text:style-name="P11"><text:tab/><text:tab/><text:tab/><text:tab/>字段名称_<text:span text:style-name="T12">8</text:span>:车牌号码<text:tab/><text:tab/>标签类型:文本框 必填 <text:s/></text:p>
      <text:p text:style-name="P11"><text:tab/><text:tab/><text:tab/><text:tab/>字段名称_<text:span text:style-name="T12">9</text:span>:发动机号<text:tab/><text:tab/>标签类型:文本框 必填 <text:s/></text:p>
      <text:p text:style-name="P11"><text:tab/><text:tab/><text:tab/><text:tab/>字段名称_1<text:span text:style-name="T12">0</text:span>:汽车购买时间<text:tab/><text:tab/>标签类型:日期框必填 <text:s/></text:p>
      <text:p text:style-name="P12"><text:tab/><text:tab/><text:tab/><text:tab/>字段名称_1<text:span text:style-name="T12">1</text:span>:汽车购买时长<text:tab/><text:tab/>标签类型: 数字框 保留两位小数 必填 <text:s/></text:p>
      <text:p text:style-name="P12"><text:tab/><text:tab/><text:tab/><text:tab/>字段名称_1<text:span text:style-name="T12">2</text:span>:汽车排量<text:tab/><text:tab/>标签类型: 数字框 保留两位小数 必填 <text:s/></text:p>
      <text:p text:style-name="P11"><text:tab/><text:tab/><text:tab/><text:tab/>字段名称_1<text:span text:style-name="T12">3</text:span>:本车耗油<text:tab/><text:tab/>标签类型:数字框 保留两位小数 必填 <text:s/></text:p>
      <text:p text:style-name="P12"><text:tab/><text:tab/><text:tab/><text:tab/>字段名称_1<text:span text:style-name="T12">4</text:span>:是否签订租车协议<text:tab/>标签类型:单选下拉框 <text:span text:style-name="T11">(是/否)</text:span> <text:s/>必填 <text:s/></text:p>
      <text:p text:style-name="P12"><text:tab/><text:tab/><text:tab/><text:tab/>字段名称_<text:span text:style-name="T12">15</text:span>:是否提供协议附件<text:tab/>标签类型:单选下拉框 <text:span text:style-name="T11">(是/否)</text:span> <text:s/>必填 <text:s/></text:p>
      <text:p text:style-name="P11"><text:tab/><text:tab/><text:tab/><text:tab/>字段名称_<text:span text:style-name="T12">16</text:span>:签订日期<text:tab/><text:tab/>标签类型:文本框 必填 <text:s/></text:p>
      <text:p text:style-name="P11"><text:tab/><text:tab/><text:tab/><text:tab/>字段名称_<text:span text:style-name="T12">17</text:span>:合同开始日期<text:tab/><text:tab/>标签类型:文本框 必填 <text:s/></text:p>
      <text:p text:style-name="P11"><text:tab/><text:tab/><text:tab/><text:tab/>字段名称_<text:span text:style-name="T12">18</text:span>:合同结束日期<text:tab/><text:tab/>标签类型:文本框 必填 <text:s/></text:p>
      <text:p text:style-name="P12"><text:tab/><text:tab/><text:tab/><text:tab/>字段名称_<text:span text:style-name="T12">19</text:span>:是否提供行驶证照片<text:tab/>标签类型:单选下拉框 <text:span text:style-name="T11">(是/否)</text:span> 必填 <text:s/></text:p>
      <text:p text:style-name="P11"><text:tab/><text:tab/><text:tab/><text:tab/>字段名称_<text:span text:style-name="T12">20</text:span>:行驶证所有者<text:tab/><text:tab/>标签类型:文本框 必填 <text:s/></text:p>
      <text:p text:style-name="P12"><text:tab/><text:tab/><text:tab/><text:tab/>字段名称_<text:span text:style-name="T10">21</text:span>:是否提供驾驶证照片<text:tab/>标签类型:单选下拉框 <text:span text:style-name="T11">(是/否)</text:span> 必填 <text:s text:c="2"/></text:p>
      <text:p text:style-name="P11"><text:tab/><text:tab/><text:tab/><text:tab/>字段名称_<text:span text:style-name="T10">22</text:span>:驾驶证所有者 <text:tab/><text:tab/>标签类型:文本框 必填 <text:s/></text:p>
      <text:p text:style-name="P11"><text:tab/><text:tab/><text:tab/><text:tab/>字段名称_<text:span text:style-name="T10">23</text:span>:是否提供本车辆保险<text:tab/>标签类型:单选下拉框 <text:span text:style-name="T11">(是/否)</text:span> 必填 <text:s text:c="2"/></text:p>
      <text:p text:style-name="P11"><text:tab/><text:tab/><text:tab/><text:tab/>字段名称_<text:span text:style-name="T10">24</text:span>:开户人<text:tab/><text:tab/><text:tab/>标签类型:文本框 必填 <text:s/></text:p>
      <text:p text:style-name="P11"><text:tab/><text:tab/><text:tab/><text:tab/>字段名称_<text:span text:style-name="T12">25</text:span>:开户账号<text:tab/><text:tab/>标签类型:文本框 必填 <text:s/></text:p>
      <text:p text:style-name="P11"><text:tab/><text:tab/><text:tab/><text:tab/>字段名称_<text:span text:style-name="T12">26</text:span>:开户行<text:tab/><text:tab/><text:tab/>标签类型:文本框 必填 <text:s/></text:p>
      <text:p text:style-name="P11"><text:tab/><text:tab/><text:tab/><text:tab/>字段名称_<text:span text:style-name="T12">27</text:span>:是否解约<text:tab/><text:tab/>标签类型:文本框 非必填 <text:s/></text:p>
      <text:p text:style-name="P11"><text:tab/><text:tab/><text:tab/><text:tab/>字段名称_<text:span text:style-name="T12">28</text:span>:备注 <text:tab/><text:tab/><text:tab/>标签类型:文本框 非必填 <text:s/></text:p>
      <text:p text:style-name="P9"><text:tab/><text:tab/><text:tab/><text:tab/>按钮_2<text:span text:style-name="T13">9</text:span>:提交</text:p>
      <text:p text:style-name="P9"><text:tab/><text:tab/><text:tab/>功能名称_3:编辑 功能类型:编辑 (编辑)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9"><text:tab/><text:tab/><text:tab/><text:tab/>隐藏字段_1:id</text:p>
      <text:p text:style-name="P13"><text:tab/><text:tab/><text:tab/><text:tab/>字段名称_<text:span text:style-name="T14">2</text:span>:地区<text:tab/><text:tab/><text:tab/>标签类型:文本框 必填 <text:s/></text:p>
      <text:p text:style-name="P13"><text:tab/><text:tab/><text:tab/><text:tab/>字段名称_<text:span text:style-name="T14">3</text:span>:结算方式<text:tab/><text:tab/>标签类型:文本框 必填 <text:s/></text:p>
      <text:p text:style-name="P13"><text:soft-page-break/><text:tab/><text:tab/><text:tab/><text:tab/>字段名称_<text:span text:style-name="T14">4</text:span>:司机名称<text:tab/><text:tab/>标签类型:文本框 必填 <text:s/></text:p>
      <text:p text:style-name="P13"><text:tab/><text:tab/><text:tab/><text:tab/>字段名称_<text:span text:style-name="T14">5</text:span>:联系电话<text:tab/><text:tab/>标签类型:文本框 必填 <text:s/></text:p>
      <text:p text:style-name="P13"><text:tab/><text:tab/><text:tab/><text:tab/>字段名称_<text:span text:style-name="T14">6</text:span>:身份证号码<text:tab/><text:tab/>标签类型:文本框 必填 <text:s/></text:p>
      <text:p text:style-name="P13"><text:tab/><text:tab/><text:tab/><text:tab/>字段名称_<text:span text:style-name="T14">7</text:span>:地址<text:tab/><text:tab/><text:tab/>标签类型:文本框 必填 <text:s/></text:p>
      <text:p text:style-name="P13"><text:tab/><text:tab/><text:tab/><text:tab/>字段名称_<text:span text:style-name="T14">8</text:span>:车辆型号<text:tab/><text:tab/>标签类型:文本框 必填 <text:s/></text:p>
      <text:p text:style-name="P13"><text:tab/><text:tab/><text:tab/><text:tab/>字段名称_<text:span text:style-name="T14">9</text:span>:车牌号码<text:tab/><text:tab/>标签类型:文本框 必填 <text:s/></text:p>
      <text:p text:style-name="P13"><text:tab/><text:tab/><text:tab/><text:tab/>字段名称_<text:span text:style-name="T14">10</text:span>:发动机号<text:tab/><text:tab/>标签类型:文本框 必填 <text:s/></text:p>
      <text:p text:style-name="P13"><text:tab/><text:tab/><text:tab/><text:tab/>字段名称_1<text:span text:style-name="T14">1</text:span>:汽车购买时间<text:tab/><text:tab/>标签类型:日期框必填 <text:s/></text:p>
      <text:p text:style-name="P13"><text:tab/><text:tab/><text:tab/><text:tab/>字段名称_1<text:span text:style-name="T14">2</text:span>:汽车购买时长<text:tab/><text:tab/>标签类型: 数字框 保留两位小数 必填 <text:s/></text:p>
      <text:p text:style-name="P13"><text:tab/><text:tab/><text:tab/><text:tab/>字段名称_1<text:span text:style-name="T14">3</text:span>:汽车排量<text:tab/><text:tab/>标签类型: 数字框 保留两位小数 必填 <text:s/></text:p>
      <text:p text:style-name="P13"><text:tab/><text:tab/><text:tab/><text:tab/>字段名称_1<text:span text:style-name="T14">4</text:span>:本车耗油<text:tab/><text:tab/>标签类型:数字框 保留两位小数 必填 <text:s/></text:p>
      <text:p text:style-name="P13"><text:tab/><text:tab/><text:tab/><text:tab/>字段名称_1<text:span text:style-name="T14">5</text:span>:是否签订租车协议<text:tab/>标签类型:单选下拉框 <text:span text:style-name="T11">(是/否)</text:span> <text:s/>必填 <text:s/></text:p>
      <text:p text:style-name="P13"><text:tab/><text:tab/><text:tab/><text:tab/>字段名称_<text:span text:style-name="T12">16</text:span>:是否提供协议附件<text:tab/>标签类型:单选下拉框 <text:span text:style-name="T11">(是/否)</text:span> <text:s/>必填 <text:s/></text:p>
      <text:p text:style-name="P13"><text:tab/><text:tab/><text:tab/><text:tab/>字段名称_<text:span text:style-name="T12">17</text:span>:签订日期<text:tab/><text:tab/>标签类型:文本框 必填 <text:s/></text:p>
      <text:p text:style-name="P13"><text:tab/><text:tab/><text:tab/><text:tab/>字段名称_<text:span text:style-name="T12">18</text:span>:合同开始日期<text:tab/><text:tab/>标签类型:文本框 必填 <text:s/></text:p>
      <text:p text:style-name="P13"><text:tab/><text:tab/><text:tab/><text:tab/>字段名称_<text:span text:style-name="T12">19</text:span>:合同结束日期<text:tab/><text:tab/>标签类型:文本框 必填 <text:s/></text:p>
      <text:p text:style-name="P13"><text:tab/><text:tab/><text:tab/><text:tab/>字段名称_<text:span text:style-name="T14">20</text:span>:是否提供行驶证照片<text:tab/>标签类型:单选下拉框 <text:span text:style-name="T11">(是/否)</text:span> 必填 <text:s/></text:p>
      <text:p text:style-name="P13"><text:tab/><text:tab/><text:tab/><text:tab/>字段名称_<text:span text:style-name="T12">21</text:span>:行驶证所有者<text:tab/><text:tab/>标签类型:文本框 必填 <text:s/></text:p>
      <text:p text:style-name="P13"><text:tab/><text:tab/><text:tab/><text:tab/>字段名称_<text:span text:style-name="T10">22</text:span>:是否提供驾驶证照片<text:tab/>标签类型:单选下拉框 <text:span text:style-name="T11">(是/否)</text:span> 必填 <text:s text:c="2"/></text:p>
      <text:p text:style-name="P13"><text:tab/><text:tab/><text:tab/><text:tab/>字段名称_<text:span text:style-name="T10">23</text:span>:驾驶证所有者 <text:tab/><text:tab/>标签类型:文本框 必填 <text:s/></text:p>
      <text:p text:style-name="P13"><text:tab/><text:tab/><text:tab/><text:tab/>字段名称_<text:span text:style-name="T10">24</text:span>:是否提供本车辆保险<text:tab/>标签类型:单选下拉框 <text:span text:style-name="T11">(是/否)</text:span> 必填 <text:s text:c="2"/></text:p>
      <text:p text:style-name="P13"><text:tab/><text:tab/><text:tab/><text:tab/>字段名称_<text:span text:style-name="T10">25</text:span>:开户人<text:tab/><text:tab/><text:tab/>标签类型:文本框 必填 <text:s/></text:p>
      <text:p text:style-name="P13"><text:tab/><text:tab/><text:tab/><text:tab/>字段名称_<text:span text:style-name="T12">26</text:span>:开户账号<text:tab/><text:tab/>标签类型:文本框 必填 <text:s/></text:p>
      <text:p text:style-name="P13"><text:tab/><text:tab/><text:tab/><text:tab/>字段名称_<text:span text:style-name="T12">27</text:span>:开户行<text:tab/><text:tab/><text:tab/>标签类型:文本框 必填 <text:s/></text:p>
      <text:p text:style-name="P13"><text:tab/><text:tab/><text:tab/><text:tab/>字段名称_<text:span text:style-name="T12">28</text:span>:是否解约<text:tab/><text:tab/>标签类型:文本框 非必填 <text:s/></text:p>
      <text:p text:style-name="P13"><text:tab/><text:tab/><text:tab/><text:tab/>字段名称_<text:span text:style-name="T12">29</text:span>:备注 <text:tab/><text:tab/><text:tab/>标签类型:文本框 非必填 <text:s/></text:p>
      <text:p text:style-name="P13"><text:tab/><text:tab/><text:tab/><text:tab/>按钮_<text:span text:style-name="T14">30</text:span>:提交</text:p>
      <text:p text:style-name="P9"><text:tab/><text:tab/><text:tab/>功能名称_4:删除</text:p>
      <text:p text:style-name="P9"><text:tab/><text:tab/><text:tab/><text:tab/>提示:确定要删除这条数据么！</text:p>
      <text:p text:style-name="P9"><text:tab/><text:tab/><text:tab/><text:tab/>按钮_2:确认</text:p>
      <text:p text:style-name="P9"><text:tab/><text:tab/><text:tab/><text:tab/>按钮_3:取消</text:p>
      <text:p text:style-name="P9"><text:tab/><text:tab/><text:tab/>功能名称_<text:span text:style-name="T6">5</text:span>:审核 功能类型:编辑</text:p>
      <text:p text:style-name="P9"><text:tab/><text:tab/><text:tab/><text:tab/>字段名称_<text:span text:style-name="T7">1</text:span>:审核意见 标签类型:文本框 必填</text:p>
      <text:p text:style-name="P9"><text:tab/><text:tab/><text:tab/><text:tab/>字段名称_<text:span text:style-name="T8">2</text:span>:审核结果 标签类型:单选下拉框 （是/否） 非必填</text:p>
      <text:p text:style-name="P9"><text:tab/><text:tab/><text:tab/><text:tab/>按钮_3:确认</text:p>
      <text:p text:style-name="P9"><text:tab/><text:tab/><text:tab/><text:tab/>按钮_4:取消</text:p>
      <text:p text:style-name="P15">导航栏名<text:span text:style-name="T15">3：邮件通知对象管理</text:span></text:p>
      <text:p text:style-name="P15"><text:tab/><text:tab/>导航名_<text:span text:style-name="T15">1:邮件通知对象</text:span></text:p>
      <text:p text:style-name="P15"><text:tab/><text:tab/><text:tab/>功能名称_<text:span text:style-name="T18">1</text:span>:列表　功能类型：网格（网格）</text:p>
      <text:p text:style-name="P15"><text:tab/><text:tab/><text:tab/><text:tab/>隐藏字段_<text:span text:style-name="T16">1:id</text:span></text:p>
      <text:p text:style-name="P15"><text:tab/><text:tab/><text:tab/><text:tab/>字段名称_<text:span text:style-name="T18">1</text:span>:部门名称</text:p>
      <text:p text:style-name="P15"><text:tab/><text:tab/><text:tab/><text:tab/>字段名称_<text:span text:style-name="T18">2</text:span>:岗位名称</text:p>
      <text:p text:style-name="P15"><text:tab/><text:tab/><text:tab/><text:tab/>字段名称_<text:span text:style-name="T18">3</text:span>:备注</text:p>
      <text:p text:style-name="P15"><text:tab/><text:tab/><text:tab/>功能名称_<text:span text:style-name="T18">2</text:span>:添加　功能类型：编辑（编辑）</text:p>
      <text:p text:style-name="P15"><text:tab/><text:tab/><text:tab/><text:tab/>（标签类型基本分为：单选下拉框，文本框）</text:p>
      <text:p text:style-name="P15"><text:tab/><text:tab/><text:tab/><text:tab/>字段名称_<text:span text:style-name="T17">1:部门名称 　标签类型：单选下拉框　必填</text:span></text:p>
      <text:p text:style-name="P17"><text:tab/><text:tab/><text:tab/><text:tab/>字段名称_2:岗位名称　标签类型：单选下拉框　必填</text:p>
      <text:p text:style-name="P17"><text:tab/><text:tab/><text:tab/><text:tab/>字段名称_<text:span text:style-name="T18">3:备注 <text:s text:c="12"/>标签类型：文本输入框　非必填</text:span></text:p>
      <text:p text:style-name="P17"><text:tab/><text:tab/><text:tab/><text:tab/>按钮_<text:span text:style-name="T18">4:提交</text:span></text:p>
      <text:p text:style-name="P17"><text:tab/><text:tab/><text:tab/>功能名称_<text:span text:style-name="T18">3</text:span>：修改　功能类型：编辑（编辑）</text:p>
      <text:p text:style-name="P17"><text:tab/><text:tab/><text:tab/><text:tab/>（标签类型基本分为：单选下拉框，文本框）</text:p>
      <text:p text:style-name="P17"><text:tab/><text:tab/><text:tab/><text:tab/><text:span text:style-name="T19">字段名称_1:部门名称 　标签类型：单选下拉框　必填</text:span></text:p>
      <text:p text:style-name="P17"><text:tab/><text:tab/><text:tab/><text:tab/>字段名称_2:岗位名称　标签类型：单选下拉框　必填</text:p>
      <text:p text:style-name="P17"><text:tab/><text:tab/><text:tab/><text:tab/>字段名称_<text:span text:style-name="T18">3:备注 <text:s text:c="12"/>标签类型：文本输入框　非必填</text:span></text:p>
      <text:p text:style-name="P15"><text:tab/><text:tab/><text:tab/><text:tab/>按钮_<text:span text:style-name="T18">4</text:span>:提交</text:p>
      <text:p text:style-name="P15"><text:tab/><text:tab/><text:tab/>功能名称_<text:span text:style-name="T18">4</text:span>：删除　功能类型：编辑（编辑）</text:p>
      <text:p text:style-name="P15"><text:tab/><text:tab/><text:tab/><text:tab/>提示:确定要删除这条数据吗？</text:p>
      <text:p text:style-name="P15"><text:soft-page-break/><text:tab/><text:tab/><text:tab/><text:tab/>按钮_<text:span text:style-name="T18">1:确定</text:span></text:p>
      <text:p text:style-name="P15"><text:tab/><text:tab/><text:tab/><text:tab/>按钮_<text:span text:style-name="T18">2:取消</text:span></text:p>
      <text:p text:style-name="P15"><text:tab/><text:tab/><text:tab/><text:tab/></text:p>
      <text:p text:style-name="P15"/>
      <text:p text:style-name="P9"><text:tab/><text:tab/></text:p>
      <text:p text:style-name="P14"/>
      <text:p text:style-name="P9"><text:tab/><text:tab/><text:tab/><text:tab/></text:p>
      <text:p text:style-name="P9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15T15:37:44.611678524</dc:date>
    <meta:editing-duration>P1DT21H19M15S</meta:editing-duration>
    <meta:editing-cycles>544</meta:editing-cycles>
    <meta:generator>LibreOffice/5.1.6.2$Linux_X86_64 LibreOffice_project/10m0$Build-2</meta:generator>
    <meta:document-statistic meta:table-count="0" meta:image-count="0" meta:object-count="0" meta:page-count="5" meta:paragraph-count="226" meta:word-count="3791" meta:character-count="6005" meta:non-whitespace-character-count="4398"/>
  </office:meta>
</office:document-meta>
</file>